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MBX10" svg:font-family="CMBX10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al" style:master-page-name="MP0" style:family="paragraph">
      <style:paragraph-properties fo:break-before="page" style:text-autospace="none" fo:text-align="center"/>
      <style:text-properties style:font-name="Arial" style:font-name-complex="Arial" fo:font-size="12pt" style:font-size-asian="12pt" style:font-size-complex="12pt" fo:language="es" fo:country="ES"/>
    </style:style>
    <style:style style:name="P2" style:parent-style-name="Normal" style:family="paragraph">
      <style:paragraph-properties style:text-autospace="none"/>
    </style:style>
    <style:style style:name="T3" style:parent-style-name="Fuentedepárrafopredeter." style:family="text">
      <style:text-properties style:font-name="CMBX10" style:font-name-complex="CMBX10" fo:language="es" fo:country="ES"/>
    </style:style>
    <style:style style:name="T4" style:parent-style-name="Fuentedepárrafopredeter." style:family="text">
      <style:text-properties style:font-name="Arial" style:font-name-complex="Arial" fo:font-size="12pt" style:font-size-asian="12pt" style:font-size-complex="12pt" fo:language="es" fo:country="ES"/>
    </style:style>
    <style:style style:name="P5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6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7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8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9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0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1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2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3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4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5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6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7" style:parent-style-name="Normal" style:family="paragraph">
      <style:paragraph-properties style:text-autospace="none"/>
      <style:text-properties style:font-name="Arial" style:font-name-complex="Arial" fo:font-size="12pt" style:font-size-asian="12pt" style:font-size-complex="12pt" fo:language="es" fo:country="ES"/>
    </style:style>
    <style:style style:name="P18" style:parent-style-name="Normal" style:family="paragraph">
      <style:text-properties fo:language="es" fo:country="ES"/>
    </style:style>
  </office:automatic-styles>
  <office:body>
    <office:text text:use-soft-page-breaks="true">
      <text:p text:style-name="P1">Ejercicio 8.</text:p>
      <text:p text:style-name="P2"><text:span text:style-name="T3"><text:s/></text:span><text:span text:style-name="T4">De acuerdo con la siguiente hoja de estilo, ¿de qué color es el enlace?</text:span></text:p>
      <text:p text:style-name="P5"><text:tab/>a.context:link {</text:p>
      <text:p text:style-name="P6">color: blue;</text:p>
      <text:p text:style-name="P7">}</text:p>
      <text:p text:style-name="P8">a.context:visited {</text:p>
      <text:p text:style-name="P9">color: purple;</text:p>
      <text:p text:style-name="P10">}</text:p>
      <text:p text:style-name="P11">a.context:hover {</text:p>
      <text:p text:style-name="P12">color: green;</text:p>
      <text:p text:style-name="P13">}</text:p>
      <text:p text:style-name="P14">a.context:active {</text:p>
      <text:p text:style-name="P15">color: red;</text:p>
      <text:p text:style-name="P16">}</text:p>
      <text:p text:style-name="P17"><text:tab/>Sería azul normalmente, cuando se ha visitado morado, cuando se pasa por encima verde y mientras se está clicando rojo.</text:p>
      <text:p text:style-name="P18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PMingLiU" svg:font-family="PMingLiU" style:font-family-generic="roman" style:font-pitch="variable" svg:panose-1="2 2 5 0 0 0 0 0 0 0"/>
    <style:font-face style:name="Arial" svg:font-family="Arial" style:font-family-generic="swiss" style:font-pitch="variable" svg:panose-1="2 11 6 4 2 2 2 2 2 4"/>
    <style:font-face style:name="Times New Roman" svg:font-family="Times New Roman" style:font-family-generic="roman" style:font-pitch="variable" svg:panose-1="2 2 6 3 5 4 5 2 3 4"/>
    <style:font-face style:name="CMBX10" svg:font-family="CMBX10" style:font-family-generic="system" svg:panose-1="0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PMingLiU" style:font-name-complex="Arial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zh" style:country-asian="TW" style:language-complex="he" style:country-complex="IL" style:text-combine="none" fo:hyphenate="true"/>
    </style:default-style>
    <style:style style:name="Normal" style:display-name="Normal" style:family="paragraph">
      <style:paragraph-properties fo:margin-bottom="0in" fo:line-height="100%"/>
      <style:text-properties style:font-name="Times New Roman" style:font-name-asian="Times New Roman" style:font-name-complex="Times New Roman" fo:font-size="10pt" style:font-size-asian="10pt" style:font-size-complex="10pt" fo:language="en" fo:country="US" style:language-asian="en" style:country-asian="US" style:language-complex="ar" style:country-complex="SA" fo:hyphenate="false"/>
    </style:style>
    <style:style style:name="Fuentedepárrafopredeter." style:display-name="Fuente de párrafo predeter.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Joan Banyuls Sanchez</meta:initial-creator>
    <dc:creator>Joan Banyuls Sanchez</dc:creator>
    <meta:creation-date>2018-11-07T20:28:00Z</meta:creation-date>
    <dc:date>2018-11-07T20:32:00Z</dc:date>
    <meta:template xlink:href="Normal" xlink:type="simple"/>
    <meta:editing-cycles>1</meta:editing-cycles>
    <meta:editing-duration>PT0S</meta:editing-duration>
    <meta:document-statistic meta:page-count="1" meta:paragraph-count="1" meta:word-count="53" meta:character-count="344" meta:row-count="2" meta:non-whitespace-character-count="292"/>
  </office:meta>
</office:document-meta>
</file>